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ac19" officeooo:paragraph-rsid="0006ac19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bold" officeooo:rsid="0006ac19" officeooo:paragraph-rsid="0006ac19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bold" officeooo:rsid="00082dac" officeooo:paragraph-rsid="00082dac" style:font-size-asian="15.75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s requis</text:p>
      <text:p text:style-name="P1"/>
      <text:list xml:id="list2270862908" text:style-name="L1">
        <text:list-item>
          <text:p text:style-name="P2">Moteur</text:p>
        </text:list-item>
        <text:list-item>
          <text:p text:style-name="P2">Freins</text:p>
        </text:list-item>
        <text:list-item>
          <text:p text:style-name="P2">Helice</text:p>
        </text:list-item>
        <text:list-item>
          <text:p text:style-name="P2">un piece (comme chassi)</text:p>
        </text:list-item>
        <text:list-item>
          <text:p text:style-name="P2">interrupteur (1)</text:p>
        </text:list-item>
        <text:list-item>
          <text:p text:style-name="P2">Pile ( 9v) ( pas dans les 30€)</text:p>
        </text:list-item>
        <text:list-item>
          <text:p text:style-name="P2">Roues ( non motrice)</text:p>
        </text:list-item>
        <text:list-item>
          <text:p text:style-name="P2">carte arduino ( pas dans les 30€)</text:p>
        </text:list-item>
        <text:list-item>
          <text:p text:style-name="P2">Pastille noire ( pas dans les 30€)</text:p>
        </text:list-item>
        <text:list-item>
          <text:p text:style-name="P2">Coupleur de pile</text:p>
        </text:list-item>
        <text:list-item>
          <text:p text:style-name="P2">Fils de connexion</text:p>
        </text:list-item>
        <text:list-item>
          <text:p text:style-name="P2">Fils <text:s/>arduino</text:p>
        </text:list-item>
        <text:list-item>
          <text:p text:style-name="P3">capteu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8:28:18.647000000</meta:creation-date>
    <dc:date>2018-02-01T18:57:46.603000000</dc:date>
    <meta:editing-duration>PT29M27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4" meta:word-count="59" meta:character-count="273" meta:non-whitespace-character-count="239"/>
  </office:meta>
</office:document-meta>
</file>